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670000016776B6FBA44E11C1D7.png" manifest:media-type="image/png"/>
  <manifest:file-entry manifest:full-path="Pictures/100002010000012C0000012FDC6409F3AEB50CF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7pt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Frame_20_contents">
      <style:paragraph-properties fo:text-align="end" style:justify-single-word="false"/>
      <style:text-properties officeooo:paragraph-rsid="00242b3f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28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9" style:family="paragraph" style:parent-style-name="Text_20_body">
      <style:text-properties officeooo:rsid="0032e14d" officeooo:paragraph-rsid="004b8f2c"/>
    </style:style>
    <style:style style:name="P30" style:family="paragraph" style:parent-style-name="Text_20_body">
      <style:text-properties officeooo:rsid="00486249" officeooo:paragraph-rsid="004b8f2c"/>
    </style:style>
    <style:style style:name="P31" style:family="paragraph" style:parent-style-name="Text_20_body">
      <style:text-properties officeooo:paragraph-rsid="004b8f2c"/>
    </style:style>
    <style:style style:name="P32" style:family="paragraph" style:parent-style-name="Text_20_body">
      <style:text-properties officeooo:paragraph-rsid="004e1cbe"/>
    </style:style>
    <style:style style:name="P33" style:family="paragraph" style:parent-style-name="Text_20_body">
      <style:text-properties fo:language="fr" fo:country="FR" officeooo:rsid="00656d61" officeooo:paragraph-rsid="00656d61" fo:background-color="transparent"/>
    </style:style>
    <style:style style:name="P34" style:family="paragraph" style:parent-style-name="Text_20_body">
      <style:text-properties fo:language="fr" fo:country="FR" officeooo:paragraph-rsid="005e0702"/>
    </style:style>
    <style:style style:name="P35" style:family="paragraph" style:parent-style-name="Text_20_body">
      <style:text-properties officeooo:paragraph-rsid="00528e40"/>
    </style:style>
    <style:style style:name="P36" style:family="paragraph" style:parent-style-name="Text_20_body">
      <style:text-properties officeooo:rsid="00545331" officeooo:paragraph-rsid="00545331"/>
    </style:style>
    <style:style style:name="P37" style:family="paragraph" style:parent-style-name="Text_20_body">
      <style:text-properties officeooo:rsid="00564c62" officeooo:paragraph-rsid="00564c62"/>
    </style:style>
    <style:style style:name="P38" style:family="paragraph" style:parent-style-name="Text_20_body">
      <style:paragraph-properties fo:text-align="center" style:justify-single-word="false"/>
      <style:text-properties officeooo:rsid="0057e8f8" officeooo:paragraph-rsid="0057e8f8"/>
    </style:style>
    <style:style style:name="P39" style:family="paragraph" style:parent-style-name="Text_20_body">
      <style:text-properties officeooo:rsid="00584bdd" officeooo:paragraph-rsid="00584bdd"/>
    </style:style>
    <style:style style:name="P40" style:family="paragraph" style:parent-style-name="Text_20_body">
      <style:text-properties officeooo:rsid="005b9416" officeooo:paragraph-rsid="005b9416"/>
    </style:style>
    <style:style style:name="P41" style:family="paragraph" style:parent-style-name="Text_20_body">
      <style:text-properties officeooo:paragraph-rsid="005e0702"/>
    </style:style>
    <style:style style:name="P42" style:family="paragraph" style:parent-style-name="Text_20_body">
      <style:text-properties officeooo:paragraph-rsid="005e4d22"/>
    </style:style>
    <style:style style:name="P43" style:family="paragraph" style:parent-style-name="Text_20_body">
      <style:paragraph-properties fo:text-align="center" style:justify-single-word="false"/>
      <style:text-properties officeooo:rsid="006061b7" officeooo:paragraph-rsid="006061b7"/>
    </style:style>
    <style:style style:name="P44" style:family="paragraph" style:parent-style-name="Text_20_body">
      <style:text-properties officeooo:paragraph-rsid="0062c995"/>
    </style:style>
    <style:style style:name="P45" style:family="paragraph" style:parent-style-name="Text_20_body">
      <style:text-properties officeooo:rsid="0064ac5c" officeooo:paragraph-rsid="0064ac5c"/>
    </style:style>
    <style:style style:name="P46" style:family="paragraph" style:parent-style-name="Balise">
      <style:text-properties style:use-window-font-color="true"/>
    </style:style>
    <style:style style:name="P47" style:family="paragraph" style:parent-style-name="Code">
      <style:text-properties style:font-name="DejaVu Sans1" fo:font-size="10pt" style:font-size-asian="10pt" style:font-size-complex="10pt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Tableau_20_entête">
      <style:paragraph-properties fo:text-align="center" style:justify-single-word="false"/>
    </style:style>
    <style:style style:name="P50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4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55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56" style:family="paragraph" style:parent-style-name="Preformatted_20_Text" style:list-style-name="L6">
      <style:text-properties fo:language="fr" fo:country="FR" officeooo:paragraph-rsid="00604b1b"/>
    </style:style>
    <style:style style:name="P57" style:family="paragraph" style:parent-style-name="Heading_20_3">
      <style:text-properties officeooo:rsid="004e1cbe" officeooo:paragraph-rsid="004e1cbe"/>
    </style:style>
    <style:style style:name="P58" style:family="paragraph" style:parent-style-name="Heading_20_3">
      <style:text-properties officeooo:paragraph-rsid="005e0702"/>
    </style:style>
    <style:style style:name="P59" style:family="paragraph" style:parent-style-name="Heading_20_3">
      <style:text-properties officeooo:paragraph-rsid="0062c995"/>
    </style:style>
    <style:style style:name="P60" style:family="paragraph" style:parent-style-name="Heading_20_3">
      <style:text-properties officeooo:rsid="0062c995" officeooo:paragraph-rsid="0062c995"/>
    </style:style>
    <style:style style:name="P61" style:family="paragraph" style:parent-style-name="Heading_20_2">
      <style:text-properties officeooo:paragraph-rsid="004b8f2c"/>
    </style:style>
    <style:style style:name="P62" style:family="paragraph" style:parent-style-name="Heading_20_2">
      <style:text-properties officeooo:rsid="004e1cbe" officeooo:paragraph-rsid="004e1cbe"/>
    </style:style>
    <style:style style:name="P63" style:family="paragraph" style:parent-style-name="Heading_20_2">
      <style:text-properties officeooo:rsid="0056cf71" officeooo:paragraph-rsid="0056cf71"/>
    </style:style>
    <style:style style:name="P64" style:family="paragraph" style:parent-style-name="Heading_20_2">
      <style:text-properties officeooo:rsid="006061b7" officeooo:paragraph-rsid="006061b7"/>
    </style:style>
    <style:style style:name="P65" style:family="paragraph" style:parent-style-name="Heading_20_2">
      <style:text-properties officeooo:rsid="00612c07" officeooo:paragraph-rsid="00612c07"/>
    </style:style>
    <style:style style:name="P66" style:family="paragraph" style:parent-style-name="Heading_20_2">
      <style:text-properties officeooo:paragraph-rsid="0062c995"/>
    </style:style>
    <style:style style:name="P67" style:family="paragraph" style:parent-style-name="Heading_20_2">
      <style:text-properties officeooo:rsid="0064ac5c"/>
    </style:style>
    <style:style style:name="P68" style:family="paragraph" style:parent-style-name="Heading_20_2" style:master-page-name="">
      <style:paragraph-properties style:page-number="auto" fo:break-before="auto" fo:break-after="auto"/>
      <style:text-properties officeooo:paragraph-rsid="005e0702"/>
    </style:style>
    <style:style style:name="P69" style:family="paragraph" style:parent-style-name="Heading_20_1">
      <style:text-properties officeooo:rsid="003b1bfb" officeooo:paragraph-rsid="004e1cbe"/>
    </style:style>
    <style:style style:name="P70" style:family="paragraph" style:parent-style-name="Heading_20_1">
      <style:text-properties officeooo:rsid="003b1bfb" officeooo:paragraph-rsid="005e0702"/>
    </style:style>
    <style:style style:name="P71" style:family="paragraph" style:parent-style-name="Heading_20_1">
      <style:text-properties officeooo:rsid="00564c62" officeooo:paragraph-rsid="0057e8f8"/>
    </style:style>
    <style:style style:name="P72" style:family="paragraph" style:parent-style-name="Heading_20_1">
      <style:text-properties officeooo:paragraph-rsid="0062c995"/>
    </style:style>
    <style:style style:name="P73" style:family="paragraph" style:parent-style-name="Heading_20_1">
      <style:paragraph-properties fo:break-before="page"/>
      <style:text-properties fo:color="#ffffff"/>
    </style:style>
    <style:style style:name="P74" style:family="paragraph" style:parent-style-name="Heading_20_4">
      <style:text-properties officeooo:rsid="004e1cbe" officeooo:paragraph-rsid="004e1cbe"/>
    </style:style>
    <style:style style:name="P75" style:family="paragraph" style:parent-style-name="Heading_20_4">
      <style:text-properties officeooo:paragraph-rsid="0062c995"/>
    </style:style>
    <style:style style:name="P76" style:family="paragraph" style:parent-style-name="Table_20_Contents">
      <style:paragraph-properties fo:text-align="center" style:justify-single-word="false"/>
      <style:text-properties officeooo:rsid="006b950d" officeooo:paragraph-rsid="006be80a"/>
    </style:style>
    <style:style style:name="P77" style:family="paragraph" style:parent-style-name="Table_20_Contents">
      <style:text-properties officeooo:rsid="006b950d" officeooo:paragraph-rsid="006be80a"/>
    </style:style>
    <style:style style:name="P78" style:family="paragraph" style:parent-style-name="Table_20_Contents">
      <style:paragraph-properties fo:text-align="center" style:justify-single-word="false"/>
      <style:text-properties officeooo:paragraph-rsid="006be80a"/>
    </style:style>
    <style:style style:name="P79" style:family="paragraph" style:parent-style-name="Table_20_Contents">
      <style:paragraph-properties fo:text-align="center" style:justify-single-word="false"/>
      <style:text-properties officeooo:rsid="006bca10" officeooo:paragraph-rsid="006be80a"/>
    </style:style>
    <style:style style:name="P80" style:family="paragraph" style:parent-style-name="Table_20_Contents">
      <style:text-properties officeooo:rsid="004d0e14" officeooo:paragraph-rsid="006e57c1"/>
    </style:style>
    <style:style style:name="P81" style:family="paragraph" style:parent-style-name="Text_20_body" style:list-style-name="L2">
      <style:text-properties officeooo:rsid="00486249" officeooo:paragraph-rsid="004b8f2c"/>
    </style:style>
    <style:style style:name="P82" style:family="paragraph" style:parent-style-name="Text_20_body" style:list-style-name="L3">
      <style:text-properties officeooo:paragraph-rsid="004b8f2c"/>
    </style:style>
    <style:style style:name="P83" style:family="paragraph" style:parent-style-name="Text_20_body">
      <style:paragraph-properties fo:text-align="center" style:justify-single-word="false"/>
      <style:text-properties officeooo:rsid="00528e40" officeooo:paragraph-rsid="00528e40"/>
    </style:style>
    <style:style style:name="P84" style:family="paragraph" style:parent-style-name="Text_20_body">
      <style:text-properties officeooo:rsid="00584bdd" officeooo:paragraph-rsid="00584bdd"/>
    </style:style>
    <style:style style:name="P85" style:family="paragraph" style:parent-style-name="Text_20_body" style:list-style-name="L6">
      <style:text-properties fo:language="fr" fo:country="FR" officeooo:paragraph-rsid="005e0702"/>
    </style:style>
    <style:style style:name="P86" style:family="paragraph" style:parent-style-name="Text_20_body" style:list-style-name="L6">
      <style:text-properties style:font-name="Courier New" fo:language="fr" fo:country="FR" officeooo:paragraph-rsid="005e0702"/>
    </style:style>
    <style:style style:name="P87" style:family="paragraph" style:parent-style-name="Text_20_body" style:list-style-name="L4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88" style:family="paragraph" style:parent-style-name="Text_20_body" style:list-style-name="L4">
      <style:paragraph-properties fo:margin-top="0cm" fo:margin-bottom="0cm" loext:contextual-spacing="false"/>
      <style:text-properties officeooo:paragraph-rsid="00528e40"/>
    </style:style>
    <style:style style:name="P89" style:family="paragraph" style:parent-style-name="Text_20_body">
      <style:paragraph-properties fo:margin-top="0cm" fo:margin-bottom="0cm" loext:contextual-spacing="false"/>
      <style:text-properties fo:font-style="normal" fo:font-weight="normal" officeooo:rsid="00528e40" officeooo:paragraph-rsid="00528e40" style:font-style-asian="normal" style:font-weight-asian="normal" style:font-style-complex="normal" style:font-weight-complex="normal"/>
    </style:style>
    <style:style style:name="P90" style:family="paragraph" style:parent-style-name="Text_20_body" style:list-style-name="L5">
      <style:paragraph-properties fo:margin-top="0cm" fo:margin-bottom="0cm" loext:contextual-spacing="false"/>
      <style:text-properties officeooo:paragraph-rsid="005e4d22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4cff04" style:font-weight-asian="bold" style:font-weight-complex="bold"/>
    </style:style>
    <style:style style:name="T9" style:family="text">
      <style:text-properties fo:font-weight="bold" officeooo:rsid="00564c62" style:font-weight-asian="bold" style:font-weight-complex="bold"/>
    </style:style>
    <style:style style:name="T10" style:family="text">
      <style:text-properties fo:font-weight="bold" officeooo:rsid="005e0702" style:font-weight-asian="bold" style:font-weight-complex="bold"/>
    </style:style>
    <style:style style:name="T11" style:family="text">
      <style:text-properties fo:font-weight="bold" officeooo:rsid="005e4d22" style:font-weight-asian="bold" style:font-weight-complex="bold"/>
    </style:style>
    <style:style style:name="T12" style:family="text">
      <style:text-properties officeooo:rsid="00103c23"/>
    </style:style>
    <style:style style:name="T13" style:family="text">
      <style:text-properties officeooo:rsid="004b8f2c"/>
    </style:style>
    <style:style style:name="T14" style:family="text">
      <style:text-properties officeooo:rsid="004cff04"/>
    </style:style>
    <style:style style:name="T15" style:family="text">
      <style:text-properties officeooo:rsid="00528e4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564c62"/>
    </style:style>
    <style:style style:name="T20" style:family="text">
      <style:text-properties officeooo:rsid="00584bdd"/>
    </style:style>
    <style:style style:name="T21" style:family="text">
      <style:text-properties officeooo:rsid="005d43db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e0702" style:font-weight-asian="normal" style:font-weight-complex="normal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fo:font-style="italic" style:font-name-asian="Courier New" style:font-style-asian="italic" style:font-name-complex="Courier New" style:font-style-complex="italic"/>
    </style:style>
    <style:style style:name="T27" style:family="text">
      <style:text-properties officeooo:rsid="005e0702"/>
    </style:style>
    <style:style style:name="T28" style:family="text">
      <style:text-properties officeooo:rsid="00604b1b"/>
    </style:style>
    <style:style style:name="T29" style:family="text">
      <style:text-properties officeooo:rsid="006061b7"/>
    </style:style>
    <style:style style:name="T30" style:family="text">
      <style:text-properties officeooo:rsid="0062c995"/>
    </style:style>
    <style:style style:name="T31" style:family="text">
      <style:text-properties officeooo:rsid="006b950d"/>
    </style:style>
    <style:style style:name="T32" style:family="text">
      <style:text-properties officeooo:rsid="006be80a"/>
    </style:style>
    <style:style style:name="T33" style:family="text">
      <style:text-properties officeooo:rsid="006c83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s</text:user-defined></text:p>
            <text:p text:style-name="P10"/>
            <text:p text:style-name="P10"><text:user-defined style:data-style-name="N0" text:name="Projet">oc-pizzas.com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Gino Ladowitch</text:user-defined></text:p>
            <text:p text:style-name="P11"><text:user-defined style:data-style-name="N0" text:name="Auteur_Role">Directeur technique</text:user-defined></text:p>
          </table:table-cell>
        </table:table-row>
      </table:table>
      <text:p text:style-name="P55"/>
      <text:p text:style-name="P13"/>
      <text:p text:style-name="P4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0">1 -Versions<text:tab/>3</text:p>
          <text:p text:style-name="P50">2 -Introduction<text:tab/>4</text:p>
          <text:p text:style-name="P52">2.1 -Objet du document<text:tab/>4</text:p>
          <text:p text:style-name="P52">2.2 -Références<text:tab/>4</text:p>
          <text:p text:style-name="P50">3 -Architecture Technique<text:tab/>5</text:p>
          <text:p text:style-name="P52">3.1 -Composants généraux<text:tab/>5</text:p>
          <text:p text:style-name="P51">3.1.1 -Package A<text:tab/>5</text:p>
          <text:p text:style-name="P53">3.1.1.1 -Composant X<text:tab/>5</text:p>
          <text:p text:style-name="P53">3.1.1.2 -Composant Y<text:tab/>5</text:p>
          <text:p text:style-name="P51">3.1.2 -Package B<text:tab/>5</text:p>
          <text:p text:style-name="P53">3.1.2.1 -Composant Z<text:tab/>5</text:p>
          <text:p text:style-name="P52">3.2 -Application Web<text:tab/>5</text:p>
          <text:p text:style-name="P51">3.2.1 -Composants X<text:tab/>5</text:p>
          <text:p text:style-name="P51">3.2.2 -Composants Y et Z<text:tab/>5</text:p>
          <text:p text:style-name="P52">3.3 -Application XXX...<text:tab/>5</text:p>
          <text:p text:style-name="P50">4 -Architecture de Déploiement<text:tab/>6</text:p>
          <text:p text:style-name="P52">4.1 -Serveur de Base de données<text:tab/>6</text:p>
          <text:p text:style-name="P52">4.2 -Serveur XXX<text:tab/>6</text:p>
          <text:p text:style-name="P50">5 -Architecture logicielle<text:tab/>7</text:p>
          <text:p text:style-name="P52">5.1 -Principes généraux<text:tab/>7</text:p>
          <text:p text:style-name="P51">5.1.1 -Les couches<text:tab/>7</text:p>
          <text:p text:style-name="P51">5.1.2 -Les modules<text:tab/>7</text:p>
          <text:p text:style-name="P51">5.1.3 -Structure des sources<text:tab/>7</text:p>
          <text:p text:style-name="P52">5.2 -Application Web<text:tab/>8</text:p>
          <text:p text:style-name="P52">5.3 -Application Xxx<text:tab/>8</text:p>
          <text:p text:style-name="P50">6 -Points particuliers<text:tab/>9</text:p>
          <text:p text:style-name="P52">6.1 -Gestion des logs<text:tab/>9</text:p>
          <text:p text:style-name="P52">6.2 -Fichiers de configuration<text:tab/>9</text:p>
          <text:p text:style-name="P51">6.2.1 -Application web<text:tab/>9</text:p>
          <text:p text:style-name="P53">6.2.1.1 -Datasources<text:tab/>9</text:p>
          <text:p text:style-name="P53">6.2.1.2 -Fichier xxx.yyy<text:tab/>9</text:p>
          <text:p text:style-name="P51">6.2.2 -Application Xxx<text:tab/>9</text:p>
          <text:p text:style-name="P52">6.3 -Ressources<text:tab/>9</text:p>
          <text:p text:style-name="P52">6.4 -Environnement de développement<text:tab/>9</text:p>
          <text:p text:style-name="P52">6.5 -Procédure de packaging / livraison<text:tab/>9</text:p>
          <text:p text:style-name="P52">6.6 -XXX<text:tab/>9</text:p>
          <text:p text:style-name="P50">7 -Glossaire<text:tab/>10</text:p>
        </text:index-body>
      </text:table-of-content>
      <text:p text:style-name="P46"/>
      <text:p text:style-name="P46"/>
      <text:h text:style-name="P73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9">Auteur</text:p>
          </table:table-cell>
          <table:table-cell table:style-name="Tableau7.A1" office:value-type="string">
            <text:p text:style-name="P49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9">Version</text:p>
          </table:table-cell>
        </table:table-row>
        <table:table-row table:style-name="Tableau7.2">
          <table:table-cell table:style-name="Tableau7.A2" office:value-type="string">
            <text:p text:style-name="P76">Gino L.</text:p>
          </table:table-cell>
          <table:table-cell table:style-name="Tableau7.B2" office:value-type="string">
            <text:p text:style-name="P78"><text:span text:style-name="T31">01</text:span>/<text:span text:style-name="T31">12</text:span>/<text:span text:style-name="T31">2018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76">0.<text:span text:style-name="T33">2</text:span>.0</text:p>
          </table:table-cell>
        </table:table-row>
        <table:table-row table:style-name="Tableau7.2">
          <table:table-cell table:style-name="Tableau7.A5" office:value-type="string">
            <text:p text:style-name="P76">Gino L.</text:p>
          </table:table-cell>
          <table:table-cell table:style-name="Tableau7.B5" office:value-type="string">
            <text:p text:style-name="P78"><text:span text:style-name="T31">02</text:span>/<text:span text:style-name="T31">12</text:span>/<text:span text:style-name="T31">2018</text:span></text:p>
          </table:table-cell>
          <table:table-cell table:style-name="Tableau7.C5" office:value-type="string">
            <text:p text:style-name="P77">Sections 1, 2, 3, 4</text:p>
          </table:table-cell>
          <table:table-cell table:style-name="Tableau7.D5" office:value-type="string">
            <text:p text:style-name="P76">0.<text:span text:style-name="T32">5</text:span>.<text:span text:style-name="T32">1</text:span></text:p>
          </table:table-cell>
        </table:table-row>
        <table:table-row table:style-name="Tableau7.2">
          <table:table-cell table:style-name="Tableau7.A5" office:value-type="string">
            <text:p text:style-name="P76">Gino L.</text:p>
          </table:table-cell>
          <table:table-cell table:style-name="Tableau7.B5" office:value-type="string">
            <text:p text:style-name="P78"><text:span text:style-name="T31">03</text:span>/<text:span text:style-name="T31">12</text:span>/<text:span text:style-name="T31">2018</text:span></text:p>
          </table:table-cell>
          <table:table-cell table:style-name="Tableau7.C5" office:value-type="string">
            <text:p text:style-name="P77">Sections 5, 6, 7</text:p>
          </table:table-cell>
          <table:table-cell table:style-name="Tableau7.D5" office:value-type="string">
            <text:p text:style-name="P79">0.<text:span text:style-name="T32">9</text:span>.<text:span text:style-name="T32">2</text:span></text:p>
          </table:table-cell>
        </table:table-row>
        <table:table-row table:style-name="Tableau7.2">
          <table:table-cell table:style-name="Tableau7.A5" office:value-type="string">
            <text:p text:style-name="P76">Gino L.</text:p>
          </table:table-cell>
          <table:table-cell table:style-name="Tableau7.B5" office:value-type="string">
            <text:p text:style-name="P78"><text:span text:style-name="T31">04</text:span>/<text:span text:style-name="T31">12</text:span>/<text:span text:style-name="T31">2018</text:span></text:p>
          </table:table-cell>
          <table:table-cell table:style-name="Tableau7.C5" office:value-type="string">
            <text:p text:style-name="P80">Finalisation du document</text:p>
          </table:table-cell>
          <table:table-cell table:style-name="Tableau7.D5" office:value-type="string">
            <text:p text:style-name="P76">1.<text:span text:style-name="T32">1.2</text:span></text:p>
          </table:table-cell>
        </table:table-row>
      </table:table>
      <text:p text:style-name="P47"/>
      <text:p text:style-name="P28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3">dossier de conception technique </text:span>de l'application <text:span text:style-name="T12">XXX…</text:span></text:p>
      <text:p text:style-name="P29">Objectif du document…</text:p>
      <text:p text:style-name="P30">Les éléments du présents dossiers découlent :</text:p>
      <text:list xml:id="list3052397788" text:style-name="L2">
        <text:list-item>
          <text:p text:style-name="P81">de …</text:p>
        </text:list-item>
        <text:list-item>
          <text:p text:style-name="P81">...</text:p>
        </text:list-item>
      </text:list>
      <text:h text:style-name="P61" text:outline-level="2">Références</text:h>
      <text:p text:style-name="P31">Pour de plus amples informations, se référer <text:span text:style-name="T14">également aux éléments suivants</text:span>:</text:p>
      <text:list xml:id="list1147770403" text:style-name="L3">
        <text:list-item>
          <text:p text:style-name="P82"><text:span text:style-name="T6">D</text:span><text:span text:style-name="T8">CF</text:span><text:span text:style-name="T6"> - </text:span><text:span text:style-name="T7">Xxx</text:span> : Dossier de <text:span text:style-name="T12">conception</text:span> <text:span text:style-name="T14">fonctionnelle</text:span> de l'application</text:p>
        </text:list-item>
        <text:list-item>
          <text:p text:style-name="P82">…</text:p>
        </text:list-item>
      </text:list>
      <text:h text:style-name="P69" text:outline-level="1">Architecture Technique</text:h>
      <text:h text:style-name="P62" text:outline-level="2">Composants généraux</text:h>
      <text:h text:style-name="P57" text:outline-level="3">Package A</text:h>
      <text:h text:style-name="P74" text:outline-level="4">Composant X</text:h>
      <text:p text:style-name="P36">Description et rôle/objectif...</text:p>
      <text:h text:style-name="Heading_20_4" text:outline-level="4">Composant Y</text:h>
      <text:h text:style-name="Heading_20_3" text:outline-level="3">Package B</text:h>
      <text:h text:style-name="Heading_20_4" text:outline-level="4">Composant Z</text:h>
      <text:p text:style-name="P32"/>
      <text:h text:style-name="Heading_20_2" text:outline-level="2">Application Web</text:h>
      <text:p text:style-name="P35"><text:span text:style-name="T15">La pile logicielle </text:span>est la suivante :</text:p>
      <text:list xml:id="list3633456073" text:style-name="L4">
        <text:list-item>
          <text:p text:style-name="P87">Application <text:span text:style-name="T6">J2EE</text:span> (JDK version 1.<text:span text:style-name="T15">8</text:span>) / <text:span text:style-name="T9">PHP</text:span><text:span text:style-name="T19"> (version) / </text:span><text:span text:style-name="T9">Python</text:span><text:span text:style-name="T19">… </text:span></text:p>
        </text:list-item>
        <text:list-item>
          <text:p text:style-name="P88">Serveur d'application <text:span text:style-name="T17">JOnAS 5.2.4 / ...</text:span></text:p>
        </text:list-item>
      </text:list>
      <text:p text:style-name="P89"/>
      <text:p text:style-name="P83">Diagramme UML de Composants</text:p>
      <text:h text:style-name="Heading_20_3" text:outline-level="3">Composants X</text:h>
      <text:p text:style-name="P36">Description et rôle/objectif...</text:p>
      <text:h text:style-name="Heading_20_3" text:outline-level="3">Composants Y et Z</text:h>
      <text:p text:style-name="Text_20_body"/>
      <text:h text:style-name="P63" text:outline-level="2">Application XXX...</text:h>
      <text:p text:style-name="P37"/>
      <text:h text:style-name="P71" text:outline-level="1">Architecture de Déploiement</text:h>
      <text:p text:style-name="P38">Diagramme UML de déploiement</text:p>
      <text:p text:style-name="P39">Explication / commentaires si nécessaires...</text:p>
      <text:h text:style-name="Heading_20_2" text:outline-level="2">Serveur de Ba<text:span text:style-name="T20">se de données</text:span></text:h>
      <text:p text:style-name="P39">Description</text:p>
      <text:p text:style-name="P39">Caractéristiques techniques (ex: Serveur Linux Debian Jessie + PostgreSQL 9.6…)</text:p>
      <text:p text:style-name="P40">Informations importantes / points particuliers</text:p>
      <text:h text:style-name="Heading_20_2" text:outline-level="2">Serveur <text:span text:style-name="T21">XXX</text:span></text:h>
      <text:p text:style-name="Text_20_body">...</text:p>
      <text:h text:style-name="P70" text:outline-level="1">Architecture logicielle</text:h>
      <text:h text:style-name="P64" text:outline-level="2">Principes généraux</text:h>
      <text:p text:style-name="P41">Les sources et versions du projet sont gérées par <text:span text:style-name="T10">Git</text:span><text:span text:style-name="T24">, </text:span><text:span text:style-name="T23">les</text:span> dépendances <text:span text:style-name="T27">et le packaging</text:span> par <text:span text:style-name="T10">Apache M</text:span><text:span text:style-name="T6">aven / </text:span><text:span text:style-name="T11">Grunt / ...</text:span>.</text:p>
      <text:p text:style-name="P41">...</text:p>
      <text:h text:style-name="P58" text:outline-level="3">Les couches</text:h>
      <text:p text:style-name="P42">L'architecture applicative est la suivante :</text:p>
      <text:list xml:id="list3165056367" text:style-name="L5">
        <text:list-item>
          <text:p text:style-name="P90"><text:span text:style-name="T16">une</text:span><text:span text:style-name="T22"> </text:span><text:span text:style-name="T18">couche</text:span><text:span text:style-name="T17"> business</text:span> : responsable de la logique métier du composant</text:p>
        </text:list-item>
        <text:list-item>
          <text:p text:style-name="P90"><text:span text:style-name="T16">une</text:span><text:span text:style-name="T22"> </text:span><text:span text:style-name="T18">couche</text:span><text:span text:style-name="T17"> model</text:span> : implémentation du modèle des objets métiers</text:p>
        </text:list-item>
        <text:list-item>
          <text:p text:style-name="P90">…</text:p>
          <text:list>
            <text:list-item>
              <text:p text:style-name="P90">…</text:p>
            </text:list-item>
          </text:list>
        </text:list-item>
        <text:list-item>
          <text:p text:style-name="P90">...</text:p>
        </text:list-item>
      </text:list>
      <text:h text:style-name="P58" text:outline-level="3">Les modules</text:h>
      <text:p text:style-name="P33">Ex: modules Maven dans le cas d’application multi-module...</text:p>
      <text:h text:style-name="P58" text:outline-level="3">Structure des sources</text:h>
      <text:p text:style-name="P34">La structuration des répertoires du projet suit la logique suivante :</text:p>
      <text:list xml:id="list3720459477" text:style-name="L6">
        <text:list-item>
          <text:p text:style-name="P85">les répertoires sources sont crées de façon à respecter la philosophie Maven (à savoir : « convention plutôt que configuration »)</text:p>
          <text:p text:style-name="P56"><text:span text:style-name="T28">racine</text:span><text:line-break/> <text:span text:style-name="T25">├─</text:span> <text:span text:style-name="T22">pom.xml</text:span><text:line-break/> <text:span text:style-name="T25">├─</text:span> &lt;moduleX&gt;<text:line-break/> <text:span text:style-name="T25">│ <text:s text:c="2"/>├─ </text:span><text:span text:style-name="T26">pom.xml</text:span><text:span text:style-name="T25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ources</text:span><text:line-break/> ├─ &lt;moduleY&gt;<text:line-break/> <text:span text:style-name="T25">│ <text:s text:c="2"/>├─ </text:span><text:span text:style-name="T26">pom.xml</text:span><text:span text:style-name="T25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sources<text:line-break/> └─ src<text:line-break/></text:span><text:soft-page-break/><text:span text:style-name="T25"> <text:s text:c="4"/>└─ lib<text:line-break/></text:span></text:p>
        </text:list-item>
        <text:list-item>
          <text:p text:style-name="P86">...</text:p>
        </text:list-item>
      </text:list>
      <text:p text:style-name="P34"/>
      <text:p text:style-name="P34"/>
      <text:h text:style-name="P68" text:outline-level="2">Application W<text:span text:style-name="T29">eb</text:span></text:h>
      <text:p text:style-name="P41">…</text:p>
      <text:p text:style-name="P43">Si besoin, diagramme UML de composants pour monter les différents modules et leur inter-dépendances</text:p>
      <text:h text:style-name="P65" text:outline-level="2">Application Xxx</text:h>
      <text:p text:style-name="P34">…</text:p>
      <text:h text:style-name="P72" text:outline-level="1">Points particuliers</text:h>
      <text:h text:style-name="P66" text:outline-level="2">Gestion des logs</text:h>
      <text:p text:style-name="P44">…</text:p>
      <text:h text:style-name="P66" text:outline-level="2"><text:bookmark-start text:name="__RefHeading__7193_1280642937"/>Fichiers de configuration<text:bookmark-end text:name="__RefHeading__7193_1280642937"/></text:h>
      <text:h text:style-name="P59" text:outline-level="3">Application web</text:h>
      <text:p text:style-name="Text_20_body">...</text:p>
      <text:h text:style-name="P75" text:outline-level="4">Datasources</text:h>
      <text:p text:style-name="Text_20_body">...</text:p>
      <text:h text:style-name="P75" text:outline-level="4">Fichier <text:span text:style-name="T30">xxx.yyy</text:span></text:h>
      <text:p text:style-name="Standard">...</text:p>
      <text:h text:style-name="P60" text:outline-level="3">Application Xxx</text:h>
      <text:p text:style-name="Text_20_body">...</text:p>
      <text:h text:style-name="P66" text:outline-level="2">Ressources</text:h>
      <text:p text:style-name="P44">...</text:p>
      <text:h text:style-name="Heading_20_2" text:outline-level="2">Environnement de développement</text:h>
      <text:p text:style-name="Text_20_body"/>
      <text:h text:style-name="P67" text:outline-level="2">Procédure de packaging / livraison</text:h>
      <text:p text:style-name="Text_20_body"/>
      <text:h text:style-name="Heading_20_2" text:outline-level="2">XXX</text:h>
      <text:p text:style-name="Text_20_body">…</text:p>
      <text:p text:style-name="P45"/>
      <text:p text:style-name="P45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/>
          </table:table-cell>
          <table:table-cell table:style-name="Tableau1.B1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B2" office:value-type="string">
            <text:p text:style-name="P2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Gino Ladowitch</text:user-defined></text:p>
            </table:table-cell>
            <table:table-cell table:style-name="Tableau6.B1" office:value-type="string">
              <text:p text:style-name="MP2"><text:user-defined style:data-style-name="N0" text:name="Client">OC Pizzas</text:user-defined></text:p>
              <text:p text:style-name="MP3"><text:user-defined style:data-style-name="N0" text:name="Projet">oc-pizzas.com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3/12/2018</text:user-defined></text:p>
              <text:p text:style-name="MP5">Page : <text:page-number text:select-page="current">10</text:page-number><text:s/>/ <text:page-count>1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paragraph" svg:x="-0.067cm" svg:y="-1.131cm" svg:width="1.755cm" svg:height="1.755cm" draw:z-index="0"><draw:image xlink:href="Pictures/10000201000001670000016776B6FBA44E11C1D7.png" xlink:type="simple" xlink:show="embed" xlink:actuate="onLoad" loext:mime-type="image/png"/></draw:frame></text:p>
            </table:table-cell>
            <table:table-cell table:style-name="Tableau4.A1" office:value-type="string">
              <text:p text:style-name="MP8"><draw:frame draw:style-name="Mfr1" draw:name="Image2" text:anchor-type="paragraph" svg:x="6.484cm" svg:y="-1.081cm" svg:width="1.787cm" svg:height="1.804cm" draw:z-index="1"><draw:image xlink:href="Pictures/100002010000012C0000012FDC6409F3AEB50CF7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Gino Ladowitch</text:user-defined></text:p>
            </table:table-cell>
            <table:table-cell table:style-name="Tableau5.A1" office:value-type="string">
              <text:p text:style-name="MP10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5.4.6.2$Windows_X86_64 LibreOffice_project/4014ce260a04f1026ba855d3b8d91541c224eab8</meta:generator>
    <dc:title>Dossier de conception technique</dc:title>
    <meta:document-statistic meta:table-count="7" meta:image-count="2" meta:object-count="0" meta:page-count="10" meta:paragraph-count="162" meta:word-count="725" meta:character-count="4151" meta:non-whitespace-character-count="3503"/>
    <meta:user-defined meta:name="Auteur">Gino Ladowitch</meta:user-defined>
    <meta:user-defined meta:name="Auteur_Role">Directeur technique</meta:user-defined>
    <meta:user-defined meta:name="Client">OC Pizzas</meta:user-defined>
    <meta:user-defined meta:name="Entreprise">Gino Ladowitch</meta:user-defined>
    <meta:user-defined meta:name="Projet" meta:value-type="string">oc-pizzas.com</meta:user-defined>
    <meta:user-defined meta:name="Version" meta:value-type="string">1.0</meta:user-defined>
    <meta:user-defined meta:name="Version_Date" meta:value-type="date">2018-12-03</meta:user-defined>
  </office:meta>
</office:document-meta>
</file>